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63cm"/>
    </style:style>
    <style:style style:name="co2" style:family="table-column">
      <style:table-column-properties fo:break-before="auto" style:column-width="1.081cm"/>
    </style:style>
    <style:style style:name="co3" style:family="table-column">
      <style:table-column-properties fo:break-before="auto" style:column-width="0.512cm"/>
    </style:style>
    <style:style style:name="co4" style:family="table-column">
      <style:table-column-properties fo:break-before="auto" style:column-width="0.963cm"/>
    </style:style>
    <style:style style:name="co5" style:family="table-column">
      <style:table-column-properties fo:break-before="auto" style:column-width="1.178cm"/>
    </style:style>
    <style:style style:name="co6" style:family="table-column">
      <style:table-column-properties fo:break-before="auto" style:column-width="0.55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i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el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World</text:p>
          </table:table-cell>
          <table:table-cell table:formula="of:=[.A2]+[.C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l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World</text:p>
          </table:table-cell>
          <table:table-cell table:formula="of:=[.A3]+[.C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l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World</text:p>
          </table:table-cell>
          <table:table-cell table:formula="of:=[.A4]+[.C4]"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2">00.00.0000</text:date>, <text:time style:data-style-name="N2" text:time-value="10:35:13.8710836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0-02T10:35:31.124763210</dc:date>
    <dc:creator>Damien </dc:creator>
    <meta:editing-duration>PT2M19S</meta:editing-duration>
    <meta:editing-cycles>2</meta:editing-cycles>
    <meta:document-statistic meta:table-count="1" meta:cell-count="24" meta:object-count="0"/>
  </office:meta>
</office:document-meta>
</file>